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46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26.6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124cm"/>
    </style:style>
    <style:style style:name="co6" style:family="table-column">
      <style:table-column-properties fo:break-before="auto" style:column-width="10.72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3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么</text:p>
          </table:table-cell>
          <table:table-cell office:value-type="string">
            <text:p>么,幺</text:p>
          </table:table-cell>
          <table:table-cell office:value-type="string">
            <text:p>Taiwan uses 么 for yao1 (a silly thing to do); PRC 么 me5, ma5 (and yao1, 同 “ 幺”) and 幺 yao1.</text:p>
          </table:table-cell>
        </table:table-row>
        <table:table-row table:style-name="ro1">
          <table:table-cell office:value-type="string">
            <text:p>乾</text:p>
          </table:table-cell>
          <table:table-cell office:value-type="string">
            <text:p>乾,干</text:p>
          </table:table-cell>
          <table:table-cell office:value-type="string">
            <text:p>乾 is only used in the PRC when it is pronounced qian2.</text:p>
          </table:table-cell>
        </table:table-row>
        <table:table-row table:style-name="ro1">
          <table:table-cell office:value-type="string">
            <text:p>份</text:p>
          </table:table-cell>
          <table:table-cell office:value-type="string">
            <text:p>份,分</text:p>
          </table:table-cell>
          <table:table-cell office:value-type="string">
            <text:p>Both characters exist in the PRC.</text:p>
          </table:table-cell>
        </table:table-row>
        <table:table-row table:style-name="ro1">
          <table:table-cell office:value-type="string">
            <text:p>俱</text:p>
          </table:table-cell>
          <table:table-cell office:value-type="string">
            <text:p>具,俱</text:p>
          </table:table-cell>
          <table:table-cell office:value-type="string">
            <text:p>Both characters exist in the PRC.</text:p>
          </table:table-cell>
        </table:table-row>
        <table:table-row table:style-name="ro1">
          <table:table-cell office:value-type="string">
            <text:p>卻</text:p>
          </table:table-cell>
          <table:table-cell office:value-type="string">
            <text:p>卻,却</text:p>
          </table:table-cell>
          <table:table-cell office:value-type="string">
            <text:p>卻 is not a PRC character.</text:p>
          </table:table-cell>
        </table:table-row>
        <table:table-row table:style-name="ro1">
          <table:table-cell office:value-type="string">
            <text:p>夥</text:p>
          </table:table-cell>
          <table:table-cell office:value-type="string">
            <text:p>伙,夥</text:p>
          </table:table-cell>
          <table:table-cell office:value-type="string">
            <text:p>夥 is only used in the PRC when it means 多.</text:p>
          </table:table-cell>
        </table:table-row>
        <table:table-row table:style-name="ro1">
          <table:table-cell office:value-type="string">
            <text:p>幺</text:p>
          </table:table-cell>
          <table:table-cell office:value-type="string">
            <text:p>么,幺</text:p>
          </table:table-cell>
          <table:table-cell office:value-type="string">
            <text:p>see first entry in this list</text:p>
          </table:table-cell>
        </table:table-row>
        <table:table-row table:style-name="ro1">
          <table:table-cell office:value-type="string">
            <text:p>彷</text:p>
          </table:table-cell>
          <table:table-cell office:value-type="string">
            <text:p>彷,仿</text:p>
          </table:table-cell>
          <table:table-cell office:value-type="string">
            <text:p>Both characters exist in the PRC.</text:p>
          </table:table-cell>
        </table:table-row>
        <table:table-row table:style-name="ro1">
          <table:table-cell office:value-type="string">
            <text:p>徵</text:p>
          </table:table-cell>
          <table:table-cell office:value-type="string">
            <text:p>徵,征</text:p>
          </table:table-cell>
          <table:table-cell office:value-type="string">
            <text:p>徵 zhi3; 征 (征 + 徵) zheng1</text:p>
          </table:table-cell>
        </table:table-row>
        <table:table-row table:style-name="ro1">
          <table:table-cell office:value-type="string">
            <text:p>摺</text:p>
          </table:table-cell>
          <table:table-cell office:value-type="string">
            <text:p>摺,折</text:p>
          </table:table-cell>
          <table:table-cell office:value-type="string">
            <text:p>摺 is only used in the PRC when necessary to avoid confusion.</text:p>
          </table:table-cell>
        </table:table-row>
        <table:table-row table:style-name="ro1">
          <table:table-cell office:value-type="string">
            <text:p>擣</text:p>
          </table:table-cell>
          <table:table-cell office:value-type="string">
            <text:p>捣,U+22B4F</text:p>
          </table:table-cell>
          <table:table-cell office:value-type="string">
            <text:p>What is U+22B4F?</text:p>
          </table:table-cell>
        </table:table-row>
        <table:table-row table:style-name="ro1">
          <table:table-cell office:value-type="string">
            <text:p>於</text:p>
          </table:table-cell>
          <table:table-cell office:value-type="string">
            <text:p>于,於</text:p>
          </table:table-cell>
          <table:table-cell office:value-type="string">
            <text:p>yv2, 于 preferred; yv1, 於, a surname; wu1, 於, “文言嘆詞”</text:p>
          </table:table-cell>
        </table:table-row>
        <table:table-row table:style-name="ro1">
          <table:table-cell office:value-type="string">
            <text:p>沈</text:p>
          </table:table-cell>
          <table:table-cell office:value-type="string">
            <text:p>沈,沉</text:p>
          </table:table-cell>
          <table:table-cell office:value-type="string">
            <text:p>Both characters exist in the PRC.</text:p>
          </table:table-cell>
        </table:table-row>
        <table:table-row table:style-name="ro1">
          <table:table-cell office:value-type="string">
            <text:p>瀰</text:p>
          </table:table-cell>
          <table:table-cell office:value-type="string">
            <text:p>弥,㳽</text:p>
          </table:table-cell>
          <table:table-cell office:value-type="string">
            <text:p>弥 = 彌 and 瀰</text:p>
          </table:table-cell>
        </table:table-row>
        <table:table-row table:style-name="ro1">
          <table:table-cell office:value-type="string">
            <text:p>甚</text:p>
          </table:table-cell>
          <table:table-cell office:value-type="string">
            <text:p>什,甚</text:p>
          </table:table-cell>
          <table:table-cell office:value-type="string">
            <text:p>shen2, preferred 什; shi2, 什; shen4, 甚</text:p>
          </table:table-cell>
        </table:table-row>
        <table:table-row table:style-name="ro1">
          <table:table-cell office:value-type="string">
            <text:p>畫</text:p>
          </table:table-cell>
          <table:table-cell office:value-type="string">
            <text:p>画,划</text:p>
          </table:table-cell>
          <table:table-cell office:value-type="string">
            <text:p>划 is the simplified form of 劃, not 畫 (though issues of usage exist, but that is separate).</text:p>
          </table:table-cell>
        </table:table-row>
        <table:table-row table:style-name="ro1">
          <table:table-cell office:value-type="string">
            <text:p>瞭</text:p>
          </table:table-cell>
          <table:table-cell office:value-type="string">
            <text:p>瞭,了</text:p>
          </table:table-cell>
          <table:table-cell office:value-type="string">
            <text:p>only 瞭 when it is pronounced liao4, which is rare</text:p>
          </table:table-cell>
        </table:table-row>
        <table:table-row table:style-name="ro1">
          <table:table-cell office:value-type="string">
            <text:p>矓</text:p>
          </table:table-cell>
          <table:table-cell office:value-type="string">
            <text:p>眬,胧</text:p>
          </table:table-cell>
          <table:table-cell office:value-type="string">
            <text:p>眬 (矓) and 胧 (朧) both exist in the PRC.</text:p>
          </table:table-cell>
        </table:table-row>
        <table:table-row table:style-name="ro1">
          <table:table-cell office:value-type="string">
            <text:p>綵</text:p>
          </table:table-cell>
          <table:table-cell office:value-type="string">
            <text:p>彩,䌽</text:p>
          </table:table-cell>
          <table:table-cell office:value-type="string">
            <text:p>only 彩 in PRC; no 䌽/綵</text:p>
          </table:table-cell>
        </table:table-row>
        <table:table-row table:style-name="ro1">
          <table:table-cell office:value-type="string">
            <text:p>著</text:p>
          </table:table-cell>
          <table:table-cell office:value-type="string">
            <text:p>著,着</text:p>
          </table:table-cell>
          <table:table-cell office:value-type="string">
            <text:p>zhu4, zhuo2, 著; zhuo2 and others, 着</text:p>
          </table:table-cell>
        </table:table-row>
        <table:table-row table:style-name="ro1">
          <table:table-cell office:value-type="string">
            <text:p>藉</text:p>
          </table:table-cell>
          <table:table-cell office:value-type="string">
            <text:p>藉,借</text:p>
          </table:table-cell>
          <table:table-cell office:value-type="string">
            <text:p>借口、凭借，otherwise 藉</text:p>
          </table:table-cell>
        </table:table-row>
        <table:table-row table:style-name="ro1">
          <table:table-cell office:value-type="string">
            <text:p>覆</text:p>
          </table:table-cell>
          <table:table-cell office:value-type="string">
            <text:p>复,覆</text:p>
          </table:table-cell>
          <table:table-cell office:value-type="string">
            <text:p>覆 is OK in PRC since 1986.</text:p>
          </table:table-cell>
        </table:table-row>
        <table:table-row table:style-name="ro1">
          <table:table-cell office:value-type="string">
            <text:p>託</text:p>
          </table:table-cell>
          <table:table-cell office:value-type="string">
            <text:p>托,讬</text:p>
          </table:table-cell>
          <table:table-cell office:value-type="string">
            <text:p>托 stands for 託/讬 in the PRC.</text:p>
          </table:table-cell>
        </table:table-row>
        <table:table-row table:style-name="ro1">
          <table:table-cell office:value-type="string">
            <text:p>諮</text:p>
          </table:table-cell>
          <table:table-cell office:value-type="string">
            <text:p>咨,谘</text:p>
          </table:table-cell>
          <table:table-cell office:value-type="string">
            <text:p>諮/谘 同 “ 咨” in both the PRC and Taiwan.</text:p>
          </table:table-cell>
        </table:table-row>
        <table:table-row table:style-name="ro1">
          <table:table-cell office:value-type="string">
            <text:p>逕</text:p>
          </table:table-cell>
          <table:table-cell office:value-type="string">
            <text:p>径,迳</text:p>
          </table:table-cell>
          <table:table-cell office:value-type="string">
            <text:p>径 is not an accepted PRC form; 徑 stands for 逕/迳 in the PRC.</text:p>
          </table:table-cell>
        </table:table-row>
        <table:table-row table:style-name="ro1">
          <table:table-cell office:value-type="string">
            <text:p>鉅</text:p>
          </table:table-cell>
          <table:table-cell office:value-type="string">
            <text:p>巨,钜</text:p>
          </table:table-cell>
          <table:table-cell office:value-type="string">
            <text:p>鉅/钜 is not a character in the PRC.</text:p>
          </table:table-cell>
        </table:table-row>
        <table:table-row table:style-name="ro1">
          <table:table-cell office:value-type="string">
            <text:p>鉋</text:p>
          </table:table-cell>
          <table:table-cell office:value-type="string">
            <text:p>刨,铇</text:p>
          </table:table-cell>
          <table:table-cell office:value-type="string">
            <text:p>鉋/铇 is not a PRC character.</text:p>
          </table:table-cell>
        </table:table-row>
        <table:table-row table:style-name="ro1">
          <table:table-cell office:value-type="string">
            <text:p>鍾</text:p>
          </table:table-cell>
          <table:table-cell office:value-type="string">
            <text:p>钟,锺</text:p>
          </table:table-cell>
          <table:table-cell office:value-type="string">
            <text:p>锺 is not a character in the PRC</text:p>
          </table:table-cell>
        </table:table-row>
        <table:table-row table:style-name="ro1">
          <table:table-cell office:value-type="string">
            <text:p>阪</text:p>
          </table:table-cell>
          <table:table-cell office:value-type="string">
            <text:p>坂,阪</text:p>
          </table:table-cell>
          <table:table-cell office:value-type="string">
            <text:p>These are both characters in the PRC.</text:p>
          </table:table-cell>
        </table:table-row>
        <table:table-row table:style-name="ro1">
          <table:table-cell office:value-type="string">
            <text:p>願</text:p>
          </table:table-cell>
          <table:table-cell office:value-type="string">
            <text:p>愿,U+2B5B8</text:p>
          </table:table-cell>
          <table:table-cell office:value-type="string">
            <text:p>What is U+2B5B8?</text:p>
          </table:table-cell>
        </table:table-row>
        <table:table-row table:style-name="ro1">
          <table:table-cell office:value-type="string">
            <text:p>颺</text:p>
          </table:table-cell>
          <table:table-cell office:value-type="string">
            <text:p>扬,飏</text:p>
          </table:table-cell>
          <table:table-cell office:value-type="string">
            <text:p>扬 stands for 颺/飏.</text:p>
          </table:table-cell>
        </table:table-row>
        <table:table-row table:style-name="ro1">
          <table:table-cell office:value-type="string">
            <text:p>餘</text:p>
          </table:table-cell>
          <table:table-cell office:value-type="string">
            <text:p>馀,余</text:p>
          </table:table-cell>
          <table:table-cell office:value-type="string">
            <text:p>馀 is only supposed to be used when necessary to prevent confusion.</text:p>
          </table:table-cell>
        </table:table-row>
        <table:table-row table:style-name="ro1">
          <table:table-cell office:value-type="string">
            <text:p>餸</text:p>
          </table:table-cell>
          <table:table-cell office:value-type="string">
            <text:p>餸,U+2980c</text:p>
          </table:table-cell>
          <table:table-cell office:value-type="string">
            <text:p>What is U+2980c?</text:p>
          </table:table-cell>
        </table:table-row>
        <table:table-row table:style-name="ro1">
          <table:table-cell office:value-type="string">
            <text:p>騃</text:p>
          </table:table-cell>
          <table:table-cell office:value-type="string">
            <text:p>呆,U+2B624</text:p>
          </table:table-cell>
          <table:table-cell office:value-type="string">
            <text:p>What is U+2B624?</text:p>
          </table:table-cell>
        </table:table-row>
        <table:table-row table:style-name="ro1">
          <table:table-cell office:value-type="string">
            <text:p>鬹</text:p>
          </table:table-cell>
          <table:table-cell office:value-type="string">
            <text:p>鬶,鬹</text:p>
          </table:table-cell>
          <table:table-cell office:value-type="string">
            <text:p>鬲 (with丷) is the standard form in both Taiwan and the PRC, and anyway the form 鬲 (with 儿) is a minor issue and doesn’t make it another character; same for 見／见</text:p>
          </table:table-cell>
        </table:table-row>
        <table:table-row table:style-name="ro1">
          <table:table-cell office:value-type="string">
            <text:p>鹼</text:p>
          </table:table-cell>
          <table:table-cell office:value-type="string">
            <text:p>碱,硷</text:p>
          </table:table-cell>
          <table:table-cell office:value-type="string">
            <text:p>Both characters exist in the PRC.</text:p>
          </table:table-cell>
        </table:table-row>
        <table:table-row table:style-name="ro1">
          <table:table-cell office:value-type="string">
            <text:p>麼</text:p>
          </table:table-cell>
          <table:table-cell office:value-type="string">
            <text:p>麽,么</text:p>
          </table:table-cell>
          <table:table-cell office:value-type="string">
            <text:p>PRC uses 麽 when pronounced mo2 and otherwise it is 么 (see above).</text:p>
          </table:table-cell>
        </table:table-row>
      </table:table>
      <table:table table:name="11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么</text:p>
          </table:table-cell>
          <table:table-cell office:value-type="string">
            <text:p>么,幺</text:p>
          </table:table-cell>
          <table:table-cell office:value-type="string">
            <text:p>Taiwan uses 么 for yao1 (a silly thing to do); PRC 么 me5, ma5 (and yao1, 同 “ 幺”) and 幺 yao1. True, I could also look at this from the perspective of the 幺 么,幺 entry above, but I am tempted to delete both entries (a list of ten) because yao1 is Taiwan, 么 and PRC 幺, and Xinhua Zidian has a separate entry for 么 -- these are character form differences, not simplification or official variant character differences; they're one to one. I may just keep 麼：么、麽。Your thoughts are hereby solicited.</text:p>
          </table:table-cell>
        </table:table-row>
        <table:table-row table:style-name="ro1">
          <table:table-cell office:value-type="string">
            <text:p>乾</text:p>
          </table:table-cell>
          <table:table-cell office:value-type="string">
            <text:p>乾,干</text:p>
          </table:table-cell>
          <table:table-cell office:value-type="string">
            <text:p>乾 is only used in the PRC when it is pronounced qian2.</text:p>
          </table:table-cell>
        </table:table-row>
        <table:table-row table:style-name="ro1">
          <table:table-cell office:value-type="string">
            <text:p>夥</text:p>
          </table:table-cell>
          <table:table-cell office:value-type="string">
            <text:p>伙,夥</text:p>
          </table:table-cell>
          <table:table-cell office:value-type="string">
            <text:p>夥 is only used in the PRC when it means 多.</text:p>
          </table:table-cell>
        </table:table-row>
        <table:table-row table:style-name="ro1">
          <table:table-cell office:value-type="string">
            <text:p>摺</text:p>
          </table:table-cell>
          <table:table-cell office:value-type="string">
            <text:p>摺,折</text:p>
          </table:table-cell>
          <table:table-cell office:value-type="string">
            <text:p>摺 is only used in the PRC when necessary to avoid confusion.</text:p>
          </table:table-cell>
        </table:table-row>
        <table:table-row table:style-name="ro1">
          <table:table-cell office:value-type="string">
            <text:p>於</text:p>
          </table:table-cell>
          <table:table-cell office:value-type="string">
            <text:p>于,於</text:p>
          </table:table-cell>
          <table:table-cell office:value-type="string">
            <text:p>yv2, 于 preferred; yv1, 於, a surname; wu1, 於, “文言嘆詞”</text:p>
          </table:table-cell>
        </table:table-row>
        <table:table-row table:style-name="ro1">
          <table:table-cell office:value-type="string">
            <text:p>甚</text:p>
          </table:table-cell>
          <table:table-cell office:value-type="string">
            <text:p>什,甚</text:p>
          </table:table-cell>
          <table:table-cell office:value-type="string">
            <text:p>shen2, preferred 什; shi2, 什; shen4, 甚</text:p>
          </table:table-cell>
        </table:table-row>
        <table:table-row table:style-name="ro1">
          <table:table-cell office:value-type="string">
            <text:p>瞭</text:p>
          </table:table-cell>
          <table:table-cell office:value-type="string">
            <text:p>瞭,了</text:p>
          </table:table-cell>
          <table:table-cell office:value-type="string">
            <text:p>only 瞭 when it is pronounced liao4, which is rare</text:p>
          </table:table-cell>
        </table:table-row>
        <table:table-row table:style-name="ro1">
          <table:table-cell office:value-type="string">
            <text:p>著</text:p>
          </table:table-cell>
          <table:table-cell office:value-type="string">
            <text:p>著,着</text:p>
          </table:table-cell>
          <table:table-cell office:value-type="string">
            <text:p>zhu4, zhuo2, 著; zhuo2 and others, 着</text:p>
          </table:table-cell>
        </table:table-row>
        <table:table-row table:style-name="ro1">
          <table:table-cell office:value-type="string">
            <text:p>藉</text:p>
          </table:table-cell>
          <table:table-cell office:value-type="string">
            <text:p>藉,借</text:p>
          </table:table-cell>
          <table:table-cell office:value-type="string">
            <text:p>借口、凭借，otherwise 藉</text:p>
          </table:table-cell>
        </table:table-row>
        <table:table-row table:style-name="ro1">
          <table:table-cell office:value-type="string">
            <text:p>餘</text:p>
          </table:table-cell>
          <table:table-cell office:value-type="string">
            <text:p>馀,余</text:p>
          </table:table-cell>
          <table:table-cell office:value-type="string">
            <text:p>馀 is only supposed to be used when necessary to prevent confusion.</text:p>
          </table:table-cell>
        </table:table-row>
        <table:table-row table:style-name="ro1">
          <table:table-cell office:value-type="string">
            <text:p>麼</text:p>
          </table:table-cell>
          <table:table-cell office:value-type="string">
            <text:p>麽,么</text:p>
          </table:table-cell>
          <table:table-cell office:value-type="string">
            <text:p>PRC uses 麽 when pronounced mo2 and otherwise it is 么 (see above)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6T18:07:15</meta:creation-date>
    <dc:date>2013-05-07T00:22:29</dc:date>
    <meta:editing-duration>PT6H11M42S</meta:editing-duration>
    <meta:editing-cycles>3</meta:editing-cycles>
    <meta:generator>LibreOffice/4.0.2.2$Linux_X86_64 LibreOffice_project/400m0$Build-2</meta:generator>
    <meta:document-statistic meta:table-count="2" meta:cell-count="144" meta:object-count="0"/>
  </office:meta>
</office:document-meta>
</file>